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f81a4" officeooo:paragraph-rsid="000f81a4"/>
    </style:style>
    <style:style style:name="P2" style:family="paragraph" style:parent-style-name="Text_20_body">
      <style:text-properties style:font-name="Purisa" officeooo:rsid="000f8d18" officeooo:paragraph-rsid="000f8d18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</style:style>
    <style:style style:name="P5" style:family="paragraph" style:parent-style-name="Standard">
      <style:text-properties style:font-name="Purisa" officeooo:rsid="000f8d18" officeooo:paragraph-rsid="000f8d18"/>
    </style:style>
    <style:style style:name="P6" style:family="paragraph" style:parent-style-name="Standard">
      <style:text-properties style:font-name="Purisa" officeooo:rsid="0013dbfb" officeooo:paragraph-rsid="0013dbfb"/>
    </style:style>
    <style:style style:name="P7" style:family="paragraph" style:parent-style-name="Standard">
      <style:text-properties style:font-name="Purisa" fo:font-size="8pt" officeooo:rsid="000f8d18" officeooo:paragraph-rsid="000f8d18" style:font-size-asian="8pt" style:font-name-complex="Purisa" style:font-size-complex="8pt"/>
    </style:style>
    <style:style style:name="P8" style:family="paragraph" style:parent-style-name="Standard">
      <style:text-properties style:font-name="Purisa" fo:font-size="8pt" officeooo:rsid="0012e119" officeooo:paragraph-rsid="0012e119" style:font-size-asian="8pt" style:font-name-complex="Purisa" style:font-size-complex="8pt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111111" style:font-name="Purisa" fo:font-size="8pt" fo:letter-spacing="normal" fo:font-style="normal" fo:font-weight="normal" style:font-size-asian="8pt" style:font-name-complex="Purisa" style:font-size-complex="8pt"/>
    </style:style>
    <style:style style:name="T1" style:family="text">
      <style:text-properties fo:font-variant="normal" fo:text-transform="none" fo:color="#111111" style:font-name="Ubuntu" fo:font-size="11.2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fo:background-color="#eeeeee" loext:char-shading-value="0" loext:padding="0in" loext:border="none"/>
    </style:style>
    <style:style style:name="T3" style:family="text">
      <style:text-properties fo:font-variant="normal" fo:text-transform="none" fo:color="#111111" fo:font-size="11.2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111111" fo:font-size="9.75pt" fo:letter-spacing="normal" fo:font-style="normal" fo:font-weight="normal" fo:background-color="#eeeeee" loext:char-shading-value="0" loext:padding="0in" loext:border="none"/>
    </style:style>
    <style:style style:name="T5" style:family="text">
      <style:text-properties fo:font-variant="normal" fo:text-transform="none" fo:color="#111111" style:font-name="Purisa" fo:font-size="11.25pt" fo:letter-spacing="normal" fo:font-style="normal" fo:font-weight="bold" style:font-name-complex="Purisa" loext:padding="0in" loext:border="none"/>
    </style:style>
    <style:style style:name="T6" style:family="text">
      <style:text-properties fo:font-variant="normal" fo:text-transform="none" fo:color="#111111" style:font-name="Purisa" fo:font-size="9.75pt" fo:letter-spacing="normal" fo:font-style="normal" fo:font-weight="normal" fo:background-color="#eeeeee" loext:char-shading-value="0" style:font-name-complex="Purisa" loext:padding="0in" loext:border="none"/>
    </style:style>
    <style:style style:name="T7" style:family="text">
      <style:text-properties fo:font-variant="normal" fo:text-transform="none" fo:color="#111111" style:font-name="Purisa" fo:letter-spacing="normal" fo:font-style="normal" fo:font-weight="bold" style:font-name-complex="Purisa" loext:padding="0in" loext:border="none"/>
    </style:style>
    <style:style style:name="T8" style:family="text">
      <style:text-properties fo:font-variant="normal" fo:text-transform="none" fo:color="#111111" style:font-name="Purisa" fo:letter-spacing="normal" fo:font-style="normal" fo:font-weight="normal" fo:background-color="#eeeeee" loext:char-shading-value="0" style:font-name-complex="Purisa" loext:padding="0in" loext:border="none"/>
    </style:style>
    <style:style style:name="T9" style:family="text">
      <style:text-properties fo:font-variant="normal" fo:text-transform="none" fo:color="#111111" style:font-name="Purisa" fo:font-size="12pt" fo:letter-spacing="normal" fo:font-style="normal" fo:font-weight="bold" style:font-size-asian="12pt" style:font-name-complex="Purisa" style:font-size-complex="12pt" loext:padding="0in" loext:border="none"/>
    </style:style>
    <style:style style:name="T10" style:family="text">
      <style:text-properties fo:font-variant="normal" fo:text-transform="none" fo:color="#111111" style:font-name="Purisa" fo:font-size="12pt" fo:letter-spacing="normal" fo:font-style="normal" fo:font-weight="normal" fo:background-color="#eeeeee" loext:char-shading-value="0" style:font-size-asian="12pt" style:font-name-complex="Purisa" style:font-size-complex="12pt" loext:padding="0in" loext:border="none"/>
    </style:style>
    <style:style style:name="T11" style:family="text">
      <style:text-properties fo:font-variant="normal" fo:text-transform="none" fo:color="#111111" style:font-name="Purisa" fo:font-size="10pt" fo:letter-spacing="normal" fo:font-style="normal" fo:font-weight="bold" style:font-size-asian="10pt" style:font-name-complex="Purisa" style:font-size-complex="10pt" loext:padding="0in" loext:border="none"/>
    </style:style>
    <style:style style:name="T12" style:family="text">
      <style:text-properties fo:font-variant="normal" fo:text-transform="none" fo:color="#111111" style:font-name="Purisa" fo:font-size="10pt" fo:letter-spacing="normal" fo:font-style="normal" fo:font-weight="normal" fo:background-color="#eeeeee" loext:char-shading-value="0" style:font-size-asian="10pt" style:font-name-complex="Purisa" style:font-size-complex="10pt" loext:padding="0in" loext:border="none"/>
    </style:style>
    <style:style style:name="T13" style:family="text">
      <style:text-properties fo:font-variant="normal" fo:text-transform="none" fo:color="#111111" style:font-name="Purisa" fo:font-size="8pt" fo:letter-spacing="normal" fo:font-style="normal" fo:font-weight="bold" style:font-size-asian="8pt" style:font-name-complex="Purisa" style:font-size-complex="8pt" loext:padding="0in" loext:border="none"/>
    </style:style>
    <style:style style:name="T14" style:family="text">
      <style:text-properties fo:font-variant="normal" fo:text-transform="none" fo:color="#111111" style:font-name="Purisa" fo:font-size="8pt" fo:letter-spacing="normal" fo:font-style="normal" fo:font-weight="normal" fo:background-color="#eeeeee" loext:char-shading-value="0" style:font-size-asian="8pt" style:font-name-complex="Purisa" style:font-size-complex="8pt" loext:padding="0in" loext:border="none"/>
    </style:style>
    <style:style style:name="T15" style:family="text">
      <style:text-properties fo:font-variant="normal" fo:text-transform="none" fo:color="#111111" style:font-name="Purisa" fo:font-size="6pt" fo:letter-spacing="normal" fo:font-style="normal" fo:font-weight="bold" style:font-size-asian="6pt" style:font-name-complex="Purisa" style:font-size-complex="6pt" loext:padding="0in" loext:border="none"/>
    </style:style>
    <style:style style:name="T16" style:family="text">
      <style:text-properties fo:font-variant="normal" fo:text-transform="none" fo:color="#111111" style:font-name="Purisa" fo:font-size="6pt" fo:letter-spacing="normal" fo:font-style="normal" fo:font-weight="normal" fo:background-color="#eeeeee" loext:char-shading-value="0" style:font-size-asian="6pt" style:font-name-complex="Purisa" style:font-size-complex="6pt" loext:padding="0in" loext:border="none"/>
    </style:style>
    <style:style style:name="T17" style:family="text">
      <style:text-properties style:font-name="Purisa" style:font-name-complex="Purisa"/>
    </style:style>
    <style:style style:name="T18" style:family="text">
      <style:text-properties style:font-name="Purisa" fo:font-size="12pt" style:font-size-asian="12pt" style:font-name-complex="Purisa" style:font-size-complex="12pt"/>
    </style:style>
    <style:style style:name="T19" style:family="text">
      <style:text-properties style:font-name="Purisa" fo:font-size="10pt" style:font-size-asian="10pt" style:font-name-complex="Purisa" style:font-size-complex="10pt"/>
    </style:style>
    <style:style style:name="T20" style:family="text">
      <style:text-properties style:font-name="Purisa" fo:font-size="8pt" style:font-size-asian="8pt" style:font-name-complex="Purisa" style:font-size-complex="8pt"/>
    </style:style>
    <style:style style:name="T21" style:family="text">
      <style:text-properties style:font-name="Purisa" fo:font-size="6pt" style:font-size-asian="6pt" style:font-name-complex="Purisa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GOBOT </text:span><text:a xlink:type="simple" xlink:href="http://gobot.io/" text:style-name="Internet_20_link" text:visited-style-name="Visited_20_Internet_20_Link"><text:span text:style-name="T20">http://gobot.io/</text:span></text:a></text:p>
      <text:p text:style-name="P1"><text:span text:style-name="T20">PWM </text:span><text:a xlink:type="simple" xlink:href="https://github.com/sarfata/pi-blaster" text:style-name="Internet_20_link" text:visited-style-name="Visited_20_Internet_20_Link"><text:span text:style-name="T20">https://github.com/sarfata/pi-blaster</text:span></text:a></text:p>
      <text:p text:style-name="P5"><text:span text:style-name="T20">CGO </text:span><text:a xlink:type="simple" xlink:href="https://github.com/golang/go/wiki/cgo" text:style-name="Internet_20_link" text:visited-style-name="Visited_20_Internet_20_Link"><text:span text:style-name="T20">https://github.com/golang/go/wiki/cgo</text:span></text:a></text:p>
      <text:p text:style-name="P6"><text:span text:style-name="T20">cc2530dk </text:span><text:a xlink:type="simple" xlink:href="http://www.ti.com/lit/ug/swru209b/swru209b.pdf" text:style-name="Internet_20_link" text:visited-style-name="Visited_20_Internet_20_Link"><text:span text:style-name="T20">http://www.ti.com/lit/ug/swru209b/swru209b.pdf</text:span></text:a></text:p>
      <text:p text:style-name="P6"><text:span text:style-name="T20"/></text:p>
      <text:p text:style-name="P7"/>
      <text:p text:style-name="P2"><text:span text:style-name="Strong_20_Emphasis"><text:span text:style-name="T13">X11 Client Installation</text:span></text:span></text:p>
      <text:p text:style-name="P9">To do this, install the xauth pachage, then simply install the applications you need, and apt-get will bring in other packages as needed to satisfy the dependencies.</text:p>
      <text:p text:style-name="P4"><text:span text:style-name="Source_20_Text"><text:span text:style-name="T14">sudo apt-get install xauth</text:span></text:span></text:p>
      <text:p text:style-name="P3"><text:span text:style-name="Strong_20_Emphasis"><text:span text:style-name="T13">X11 Server Installation</text:span></text:span></text:p>
      <text:p text:style-name="P9">To install a minimal X11 on Ubuntu Server Edition enter the following:</text:p>
      <text:p text:style-name="P4"><text:span text:style-name="Source_20_Text"><text:span text:style-name="T14">sudo apt-get install xorg openbox</text:span></text:span></text:p>
      <text:p text:style-name="P7"/>
      <text:p text:style-name="P8">/*---------------------------------------------------------------------------*/</text:p>
      <text:p text:style-name="P8">/* Setting parameter for ADCCON3</text:p>
      <text:p text:style-name="P8"/>
      <text:p text:style-name="P8">bit 7-6 :Selects reference voltage used for the sequence of conversions ----- เลือกแหล่งจ่ายในการอ้างอิงค่าสูงสุดของ analog input--</text:p>
      <text:p text:style-name="P8"><text:tab/><text:tab/><text:tab/>00: Internal reference ------อ้างอิงค่าจากภายในชิพ cc2530 มีค่า 1250mV (|= 0x0)</text:p>
      <text:p text:style-name="P8"><text:tab/><text:tab/><text:tab/>01: External reference on AIN7 pin ------อ้างอิงจากแหล่งจ่ายภายนอก (|= ADCCON3_EREF0)</text:p>
      <text:p text:style-name="P8"><text:tab/><text:tab/><text:tab/>10: AVDD5 pin :reference from v--------อ้างอิงจากไฟเลี้ยงชิพ &lt;= 3.3V (|= ADCCON3_EREF1)</text:p>
      <text:p text:style-name="P8"><text:tab/><text:tab/><text:tab/>11: External reference on AIN6–AIN7 differential input------ไฟอ้างอิงสำหรับการเปรียบเทียบค่าความต่างของ Analog (|= ADCCON3_EREF1 | ADCCON3_EREF0)</text:p>
      <text:p text:style-name="P8"/>
      <text:p text:style-name="P8">bit5-4 :Sets the decimation rate for channels included in the sequence of conversions. The decimation</text:p>
      <text:p text:style-name="P8"><text:tab/><text:tab/> <text:s/>rate also determines the resolution and time required to complete a conversion.</text:p>
      <text:p text:style-name="P8"><text:tab/><text:tab/><text:tab/>00: 64 decimation rate (7 bits ENOB) (|= 0x0)</text:p>
      <text:p text:style-name="P8"><text:tab/><text:tab/><text:tab/>01: 128 decimation rate (9 bits ENOB) (|= ADCCON3_EDIV0)</text:p>
      <text:p text:style-name="P8"><text:tab/><text:tab/><text:tab/>10: 256 decimation rate (10 bits ENOB) (|= ADCCON3_EDIV1)</text:p>
      <text:p text:style-name="P8"><text:tab/><text:tab/><text:tab/>11: 512 decimation rate (12 bits ENOB) (|= ADCCON3_EDIV1 | ADCCON3_EDIV0)</text:p>
      <text:p text:style-name="P8"/>
      <text:p text:style-name="P8">bit3-0 :Sequence channel select. Selects the end of the sequence. A sequence can either be from AIN0</text:p>
      <text:p text:style-name="P8"><text:tab/><text:tab/> <text:s/>to AIN7 (SCH &lt;= 7) or from the differential input AIN0–AIN1 to AIN6–AIN7 (8 &lt;= SCH &lt;= 11). For</text:p>
      <text:p text:style-name="P8"><text:tab/><text:tab/> <text:s/>other settings, only one conversions is performed.</text:p>
      <text:p text:style-name="P8"><text:tab/><text:tab/> <text:s/>When read, these bits indicate the channel number on which a conversion is ongoing.</text:p>
      <text:p text:style-name="P8"><text:soft-page-break/><text:tab/><text:tab/><text:tab/>0000: AIN0 (|= 0x0)</text:p>
      <text:p text:style-name="P8"><text:tab/><text:tab/><text:tab/>0001: AIN1 (|= ADCCON3_ECH0)</text:p>
      <text:p text:style-name="P8"><text:tab/><text:tab/><text:tab/>0010: AIN2 (|= ADCCON3_ECH1)</text:p>
      <text:p text:style-name="P8"><text:tab/><text:tab/><text:tab/>0011: AIN3 (|= ADCCON3_ECH1 | ADCCON3_ECH0)</text:p>
      <text:p text:style-name="P8"><text:tab/><text:tab/><text:tab/>0100: AIN4 (|= ADCCON3_ECH2)</text:p>
      <text:p text:style-name="P8"><text:tab/><text:tab/><text:tab/>0101: AIN5 (|= ADCCON3_ECH2 | ADCCON3_ECH0)</text:p>
      <text:p text:style-name="P8"><text:tab/><text:tab/><text:tab/>0110: AIN6 (|= ADCCON3_ECH2 | ADCCON3_ECH1)</text:p>
      <text:p text:style-name="P8"><text:tab/><text:tab/><text:tab/>0111: AIN7 (|= ADCCON3_ECH2 | ADCCON3_ECH1 | ADCCON3_ECH0)</text:p>
      <text:p text:style-name="P8"><text:tab/><text:tab/><text:tab/>1000: AIN0–AIN1 (|= ADCCON3_ECH3)</text:p>
      <text:p text:style-name="P8"><text:tab/><text:tab/><text:tab/>1001: AIN2–AIN3 (|= ADCCON3_ECH3 | ADCCON3_ECH0)</text:p>
      <text:p text:style-name="P8"><text:tab/><text:tab/><text:tab/>1010: AIN4–AIN5 (|= ADCCON3_ECH3 | ADCCON3_ECH1)</text:p>
      <text:p text:style-name="P8"><text:tab/><text:tab/><text:tab/>1011: AIN6–AIN7 (|= ADCCON3_ECH3 | ADCCON3_ECH1 | ADCCON3_ECH0)</text:p>
      <text:p text:style-name="P8"><text:tab/><text:tab/><text:tab/>1100: GND</text:p>
      <text:p text:style-name="P8"><text:tab/><text:tab/><text:tab/>1101: Reserved</text:p>
      <text:p text:style-name="P8"><text:tab/><text:tab/><text:tab/>1110: Temperature sensor (|= ADCCON3_ECH3 | ADCCON3_ECH2 | ADCCON3_ECH1)</text:p>
      <text:p text:style-name="P8"><text:tab/><text:tab/><text:tab/>1111: VDD/3</text:p>
      <text:p text:style-name="P8">&gt;&gt;&gt;&gt;&gt;&gt;AIN0 - AIN7 = P0_0 - P0_7 &lt;&lt;&lt;&lt;&lt;&lt;</text:p>
      <text:p text:style-name="P8">Aref : pin external voltage applied to the AIN7.Or a differential</text:p>
      <text:p text:style-name="P8">voltage applied to the AIN6–AIN7 inputs</text:p>
      <text:p text:style-name="P8"/>
      <text:p text:style-name="P8">Analog external referennce<text:tab/>-&gt;TineConvertion <text:s/>= (decimation rate + 16) x 0.25 microsec.</text:p>
      <text:p text:style-name="P8">ADC sampling frequency of 4 MHz is generated by fixed internal division.</text:p>
      <text:p text:style-name="P8"/>
      <text:p text:style-name="P8">// ADCCON3</text:p>
      <text:p text:style-name="P8">#define ADCCON3_EREF1 0x80</text:p>
      <text:p text:style-name="P8">#define ADCCON3_EREF0 0x40</text:p>
      <text:p text:style-name="P8">#define ADCCON3_EDIV1 0x20</text:p>
      <text:p text:style-name="P8">#define ADCCON3_EDIV0 0x10</text:p>
      <text:p text:style-name="P8">#define ADCCON3_ECH3 <text:s/>0x08</text:p>
      <text:p text:style-name="P8">#define ADCCON3_ECH2 <text:s/>0x04</text:p>
      <text:p text:style-name="P8">#define ADCCON3_ECH1 <text:s/>0x02</text:p>
      <text:p text:style-name="P8">#define ADCCON3_ECH0 <text:s/>0x01</text:p>
      <text:p text:style-name="P8"/>
      <text:p text:style-name="P8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30:36.853726592</meta:creation-date>
    <dc:date>2016-02-11T14:39:48.709601058</dc:date>
    <meta:editing-duration>PT48M58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2" meta:paragraph-count="58" meta:word-count="532" meta:character-count="3040" meta:non-whitespace-character-count="2604"/>
  </office:meta>
</office:document-meta>
</file>